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Tristate fom Dave Vandenbout </text:p>
      <text:p text:style-name="P1">05/09/16 <text:s text:c="3"/></text:p>
      <text:p text:style-name="Standard">def tristate_driver(o, i, enbl):</text:p>
      <text:p text:style-name="Standard"><text:s text:c="8"/>''' Tristate driver module.</text:p>
      <text:p text:style-name="Standard"><text:s text:c="16"/>o: 3-state output (high, low, Z). Must be declared TriStateSignal().</text:p>
      <text:p text:style-name="Standard"><text:s text:c="16"/>i: input.</text:p>
      <text:p text:style-name="Standard"><text:s text:c="16"/>enbl: When low, o is Z, otherwise o is i.</text:p>
      <text:p text:style-name="Standard"><text:s text:c="8"/>'''</text:p>
      <text:p text:style-name="Standard"/>
      <text:p text:style-name="Standard"><text:s text:c="8"/>o_drvr = o.driver() <text:s/># Get ShadowSignal for driving output.</text:p>
      <text:p text:style-name="Standard"/>
      <text:p text:style-name="Standard"><text:s text:c="8"/>@always_comb</text:p>
      <text:p text:style-name="Standard"><text:s text:c="8"/>def drvr_logic():</text:p>
      <text:p text:style-name="Standard"><text:s text:c="12"/>if enbl == 1:</text:p>
      <text:p text:style-name="Standard"><text:s text:c="16"/>o_drvr.next = i <text:s/># Drive output with value on input.</text:p>
      <text:p text:style-name="Standard"><text:s text:c="12"/>else:</text:p>
      <text:p text:style-name="Standard"><text:s text:c="16"/>o_drvr.next = None <text:s/># Equivalent to Z.</text:p>
      <text:p text:style-name="Standard"/>
      <text:p text:style-name="Standard"><text:s text:c="8"/># Dummy signal driven by o so MyHDL recognizes it as an inout.</text:p>
      <text:p text:style-name="Standard"><text:s text:c="8"/>dummy = Signal(bool(0))</text:p>
      <text:p text:style-name="Standard"/>
      <text:p text:style-name="Standard"><text:s text:c="8"/>@always_comb</text:p>
      <text:p text:style-name="Standard"><text:s text:c="8"/>def dummy_logic():</text:p>
      <text:p text:style-name="Standard"><text:s text:c="12"/>dummy.next = bool(o)</text:p>
      <text:p text:style-name="Standard"/>
      <text:p text:style-name="Standard"><text:s text:c="8"/>return instances()</text:p>
      <text:p text:style-name="Standard"><text:s text:c="4"/># Attach tristate drivers. The bits where drvr_enbls has 1s will be enabled,</text:p>
      <text:p text:style-name="Standard"><text:s text:c="4"/># while the rest will be Z. Of the enabled bits, the bit driving the anode</text:p>
      <text:p text:style-name="Standard"><text:s text:c="4"/># of the active digit will be high and the rest (connected to the cathodes)</text:p>
      <text:p text:style-name="Standard"><text:s text:c="4"/># will be low.</text:p>
      <text:p text:style-name="Standard"><text:s text:c="4"/>d = [d0_o, d1_o, d2_o, d3_o, d4_o, d5_o, d6_o, d7_o]</text:p>
      <text:p text:style-name="Standard"><text:s text:c="4"/>for i in range(len(d)):</text:p>
      <text:p text:style-name="Standard"><text:s text:c="8"/>inst.append(tristate_driver(d[i], digit_shf(i), drvr_enbls(i)))</text:p>
      <text:p text:style-name="Standard"/>
      <text:p text:style-name="Standard"><text:s text:c="4"/>return instances()</text:p>
      <text:p text:style-name="Standard"/>
      <text:p text:style-name="Standard"/>
      <text:p text:style-name="Standard">always @(disp_digit_shf[1], disp_drvr_enbls[1]) begin: CATBOARD_DISP_INST_2_DRVR_LOGIC</text:p>
      <text:p text:style-name="Standard"><text:s text:c="4"/>if ((disp_drvr_enbls[1] == 1)) begin</text:p>
      <text:p text:style-name="Standard"><text:s text:c="8"/>disp_inst_2_o_drvr = disp_digit_shf[1];</text:p>
      <text:p text:style-name="Standard"><text:s text:c="4"/>end</text:p>
      <text:p text:style-name="Standard"><text:s text:c="4"/>else begin</text:p>
      <text:p text:style-name="Standard"><text:s text:c="8"/>disp_inst_2_o_drvr = 'bz;</text:p>
      <text:p text:style-name="Standard"><text:s text:c="4"/>end</text:p>
      <text:p text:style-name="Standard">end</text:p>
      <text:p text:style-name="Standard"/>
      <text:p text:style-name="Standard">always @(disp_digit_shf[1], disp_drvr_enbls[1]) begin: CATBOARD_DISP_INST_2_DRVR_LOGIC</text:p>
      <text:p text:style-name="Standard"><text:soft-page-break/><text:s text:c="4"/>if ((disp_drvr_enbls[1] == 1)) begin</text:p>
      <text:p text:style-name="Standard"><text:s text:c="8"/>disp_inst_2_o_drvr = disp_digit_shf[1];</text:p>
      <text:p text:style-name="Standard"><text:s text:c="4"/>end</text:p>
      <text:p text:style-name="Standard"><text:s text:c="4"/>else begin</text:p>
      <text:p text:style-name="Standard"><text:s text:c="8"/>disp_inst_2_o_drvr = 'bz;</text:p>
      <text:p text:style-name="Standard"><text:s text:c="4"/>end</text:p>
      <text:p text:style-name="Standard">end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8:22:05</meta:creation-date>
    <dc:date>2016-05-09T18:31:42</dc:date>
    <meta:editing-duration>P0D</meta:editing-duration>
    <meta:editing-cycles>1</meta:editing-cycles>
    <meta:document-statistic meta:table-count="0" meta:image-count="0" meta:object-count="0" meta:page-count="2" meta:paragraph-count="45" meta:word-count="203" meta:character-count="1687" meta:non-whitespace-character-count="1209"/>
    <meta:generator>LibreOffice/3.5$Linux_X86_64 LibreOffice_project/350m1$Build-2</meta:generator>
  </office:meta>
</office:document-meta>
</file>